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2d0b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379b" officeooo:paragraph-rsid="0007379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1df4" officeooo:paragraph-rsid="00081df4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start"/>
    </style:style>
    <style:style style:name="T1" style:family="text">
      <style:text-properties officeooo:rsid="0002d0bb"/>
    </style:style>
    <style:style style:name="T2" style:family="text">
      <style:text-properties officeooo:rsid="000431e7"/>
    </style:style>
    <style:style style:name="T3" style:family="text">
      <style:text-properties officeooo:rsid="000551cd"/>
    </style:style>
    <style:style style:name="T4" style:family="text">
      <style:text-properties fo:font-weight="bold" officeooo:rsid="0006ee16" style:font-weight-asian="bold" style:font-weight-complex="bold"/>
    </style:style>
    <style:style style:name="T5" style:family="text">
      <style:text-properties fo:font-weight="bold" officeooo:rsid="0007379b" style:font-weight-asian="bold" style:font-weight-complex="bold"/>
    </style:style>
    <style:style style:name="T6" style:family="text">
      <style:text-properties officeooo:rsid="00081df4"/>
    </style:style>
    <style:style style:name="T7" style:family="text">
      <style:text-properties officeooo:rsid="000b51b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ff9966" fo:min-height="2.9201in" fo:padding-top="0.2in" fo:padding-bottom="0.2in" fo:padding-left="0.2in" fo:padding-right="0.2in" style:run-through="foreground" style:wrap="none" style:wrap-contour-mode="full" style:vertical-pos="from-top" style:vertical-rel="page" style:horizontal-pos="from-left" style:horizontal-rel="page"/>
    </style:style>
    <style:style style:name="gr2" style:family="graphic">
      <style:graphic-properties draw:stroke="none" svg:stroke-color="#000000" draw:fill="solid" draw:fill-color="#ff9966" fo:min-height="1.3228in" fo:padding-top="0.2in" fo:padding-bottom="0.2in" fo:padding-left="0.2in" fo:padding-right="0.2in" style:run-through="foreground" style:wrap="none" style:wrap-contour-mode="full" style:vertical-pos="from-top" style:vertical-rel="page" style:horizontal-pos="from-left" style:horizontal-rel="page"/>
    </style:style>
    <style:style style:name="gr3" style:family="graphic">
      <style:graphic-properties draw:stroke="none" svg:stroke-color="#000000" draw:fill="solid" draw:fill-color="#ff9966" fo:min-height="0.8339in" fo:padding-top="0.2in" fo:padding-bottom="0.2in" fo:padding-left="0.2in" fo:padding-right="0.2in" style:run-through="foreground" style:wrap="none" style:wrap-contour-mode="full" style:vertical-pos="from-top" style:vertical-rel="page" style:horizontal-pos="from-left" style:horizontal-rel="page"/>
    </style:style>
    <style:style style:name="gr4" style:family="graphic">
      <style:graphic-properties draw:stroke="none" svg:stroke-color="#000000" draw:fill="solid" draw:fill-color="#ff9966" fo:min-height="1.4382in" fo:padding-top="0.2in" fo:padding-bottom="0.2in" fo:padding-left="0.2in" fo:padding-right="0.2in" style:run-through="foreground" style:wrap="none" style:wrap-contour-mode="full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0" draw:style-name="gr1" draw:text-style-name="P6" svg:width="4.5004in" svg:height="3.5122in" svg:x="2.061in" svg:y="1.9035in">
        <draw:text-box>
          <text:p text:style-name="P6"><text:s text:c="17"/><text:span text:style-name="T8">Iris-virginica | other</text:span></text:p>
          <text:p text:style-name="P6"><text:s text:c="2"/>Iris-setosa <text:s text:c="14"/>0 <text:s text:c="6"/>5</text:p>
          <text:p text:style-name="P6"><text:s text:c="2"/>Iris-versicolor <text:s text:c="9"/>0 <text:s text:c="6"/>5</text:p>
          <text:p text:style-name="P6"><text:s text:c="2"/>Iris-virginica <text:s text:c="11"/>5 <text:s text:c="6"/>0</text:p>
          <text:p text:style-name="P6"/>
          <text:p text:style-name="P6"><text:s text:c="17"/></text:p>
          <text:p text:style-name="P6"><text:s text:c="18"/><text:span text:style-name="T8">Iris-setosa | other</text:span></text:p>
          <text:p text:style-name="P6"><text:s text:c="2"/>Iris-setosa <text:s text:c="13"/>5 <text:s text:c="5"/>0</text:p>
          <text:p text:style-name="P6"><text:s text:c="2"/>Iris-versicolor <text:s text:c="8"/>0 <text:s text:c="5"/>5</text:p>
          <text:p text:style-name="P6"><text:s text:c="2"/>Iris-virginica <text:s text:c="10"/>0 <text:s text:c="5"/>5</text:p>
          <text:p text:style-name="P6"><text:s text:c="16"/></text:p>
          <text:p text:style-name="P6"><text:s text:c="17"/><text:span text:style-name="T8"><text:s/></text:span><text:span text:style-name="T8">Iris-versicolor | other</text:span></text:p>
          <text:p text:style-name="P6"><text:s text:c="2"/>Iris-setosa <text:s text:c="14"/>0 <text:s text:c="8"/>5</text:p>
          <text:p text:style-name="P6"><text:s text:c="2"/>Iris-versicolor <text:s text:c="9"/>4 <text:s text:c="8"/>1</text:p>
          <text:p text:style-name="P6"><text:s text:c="2"/>Iris-virginica <text:s text:c="11"/>1 <text:s text:c="8"/>4</text:p>
          <text:p text:style-name="P6"/>
        </draw:text-box>
      </draw:frame>
      <draw:frame text:anchor-type="page" text:anchor-page-number="2" draw:z-index="1" draw:style-name="gr2" draw:text-style-name="P6" svg:width="4.5004in" svg:height="1.7622in" svg:x="2.2071in" svg:y="7.0283in">
        <draw:text-box>
          <text:p text:style-name="P6"/>
          <text:p text:style-name="P6">glm.pred <text:s text:c="4"/><text:span text:style-name="T9">setosa | versicolor | virginica</text:span></text:p>
          <text:p text:style-name="P6"><text:s text:c="2"/><text:span text:style-name="T9">setosa</text:span> <text:s text:c="9"/>3 <text:s text:c="15"/>0 <text:s text:c="15"/>0</text:p>
          <text:p text:style-name="P6"><text:s text:c="2"/><text:span text:style-name="T9">versicolor</text:span> <text:s text:c="3"/>0 <text:s text:c="15"/>10 <text:s text:c="13"/>3</text:p>
          <text:p text:style-name="P6"><text:s text:c="2"/><text:span text:style-name="T9">virginica </text:span><text:s text:c="5"/>8 <text:s text:c="16"/>0 <text:s text:c="14"/>13</text:p>
          <text:p text:style-name="P6">[1] 0.7027027</text:p>
          <text:p text:style-name="P6"/>
        </draw:text-box>
      </draw:frame>
      <draw:frame text:anchor-type="page" text:anchor-page-number="3" draw:z-index="2" draw:style-name="gr3" draw:text-style-name="P6" svg:width="4.5004in" svg:height="1.7622in" svg:x="2.0091in" svg:y="1.6016in">
        <draw:text-box>
          <text:p text:style-name="P6"/>
          <text:p text:style-name="P6"><text:s text:c="2"/><text:span text:style-name="T9"><text:s text:c="2"/></text:span><text:span text:style-name="T9"><text:tab/></text:span><text:span text:style-name="T9"> <text:s text:c="8"/></text:span><text:span text:style-name="T9">setosa | versicolor | virginica</text:span></text:p>
          <text:p text:style-name="P6"><text:s/><text:span text:style-name="T9"><text:s/></text:span><text:span text:style-name="T9">setosa </text:span><text:s text:c="8"/>11 <text:s text:c="14"/>0 <text:s text:c="15"/>0</text:p>
          <text:p text:style-name="P6"><text:s text:c="2"/><text:span text:style-name="T9">versicolor</text:span> <text:s text:c="4"/>0 <text:s text:c="15"/>9 <text:s text:c="15"/>3</text:p>
          <text:p text:style-name="P6"><text:s text:c="2"/><text:span text:style-name="T9">virginica </text:span><text:s text:c="6"/>0 <text:s text:c="15"/>1 <text:s text:c="13"/>13</text:p>
          <text:p text:style-name="P6">[1] 0.8918919</text:p>
          <text:p text:style-name="P6"/>
        </draw:text-box>
      </draw:frame>
      <draw:frame text:anchor-type="page" text:anchor-page-number="3" draw:z-index="3" draw:style-name="gr4" draw:text-style-name="P6" svg:width="4.5004in" svg:height="1.9567in" svg:x="1.9984in" svg:y="4.2728in">
        <draw:text-box>
          <text:p text:style-name="P6"><text:span text:style-name="T9"><text:s text:c="15"/></text:span></text:p>
          <text:p text:style-name="P6"><text:span text:style-name="T9"><text:tab/></text:span><text:span text:style-name="T9"> <text:s text:c="7"/></text:span><text:span text:style-name="T9">setosa | versicolor | virginica</text:span></text:p>
          <text:p text:style-name="P6"><text:s text:c="2"/><text:span text:style-name="T9">setosa</text:span> <text:s text:c="9"/>11 <text:s text:c="12"/>0 <text:s text:c="16"/>0</text:p>
          <text:p text:style-name="P6"><text:s text:c="2"/><text:span text:style-name="T9">versicolor</text:span> <text:s text:c="5"/>0 <text:s text:c="12"/>9 <text:s text:c="16"/>1</text:p>
          <text:p text:style-name="P6"><text:s/><text:span text:style-name="T9"><text:s/></text:span><text:span text:style-name="T9">virginica </text:span><text:s text:c="7"/>0 <text:s text:c="12"/>1 <text:s text:c="15"/>15</text:p>
          <text:p text:style-name="P6">[1] 0.9459459</text:p>
          <text:p text:style-name="P6"/>
          <text:p text:style-name="P6"/>
        </draw:text-box>
      </draw:frame>
      <text:p text:style-name="P5">For: Dr. Trenary</text:p>
      <text:p text:style-name="Standard">By: Christopher Carlson</text:p>
      <text:p text:style-name="Standard"/>
      <text:p text:style-name="P1">CS5950 Machine Learning Assignment 2:</text:p>
      <text:p text:style-name="P1">Iris Data Classification</text:p>
      <text:p text:style-name="P1"/>
      <text:p text:style-name="Standard">Results:<text:bookmark text:name="_GoBack"/></text:p>
      <text:p text:style-name="Standard"/>
      <text:p text:style-name="P2"><text:tab/>The overall results of my classification attempts were very good for all methods used. <text:s/>I had <text:span text:style-name="T3">near perfect</text:span> results using Quadratic Discriminant Analysis – <text:span text:style-name="T7">depending on the partition sample the results ranged in the upper ninety percents, frequently it reached one-hundred percent. </text:span><text:s/>Linear Discriminant Analysis <text:span text:style-name="T7">was also quite good </text:span>– <text:span text:style-name="T3">depending on the data-partition it reported results in the high eighty percent range up to full one-hundred percent accuracy. </text:span><text:s/>Logistic Regression showed <text:span text:style-name="T3">acceptable </text:span>results as well, <text:span text:style-name="T3">though its results were in the sixty to eighty-five percent accuracy range. <text:s/></text:span></text:p>
      <text:p text:style-name="P2"/>
      <text:p text:style-name="P2"><text:tab/><text:span text:style-name="T2">I partitioned the data into a training set and a testing set. <text:s/>I did this by randomly sampling one quarter of all the records and putting them into the testing set, and then I used all the records that were not selected for testing to create the training set. <text:s/>This partitioning scheme is what I used for most of the testing, except for my initial logistic regression test. <text:s/>For that, because I was unaware of the vglm library, I used ruby scripts to partition the data – this procedure is described below. <text:s/></text:span></text:p>
      <text:p text:style-name="P2"/>
      <text:p text:style-name="P2"><text:tab/><text:span text:style-name="T1">In order to do Logistic Regression </text:span>I <text:span text:style-name="T2">initially </text:span>used Ruby Scripts to restructure the data into training data and testing data, though I did a poor job structuring this data. <text:s/>I arbitrarily chose 5 observations from each species and put them into the testing data file and I used the rest for training data. <text:s/><text:span text:style-name="T1">I then created three new sets of training data, one for each species of iris, such that the species column only contained the values, “'species_for_which_training_data_was_made'”, and “other”. <text:s/>This way I could still use the logistic regression model with family “binomial”. </text:span><text:s/>This way a predictor can be made for each species which predicts either, “Yes, this is species x” or “No, this belongs to some other group.”</text:p>
      <text:p text:style-name="P2"/>
      <text:p text:style-name="P2"><text:tab/><text:span text:style-name="T1">The interesting thing about the logistic regression models was that for Iris-Virginica and for Iris-Setosa, the logistic regression models were highly effective. <text:s/>They rarely mis-categorized anything. <text:s/>For the Versicolor species though the results were terrible. <text:s/>The only way I could get decent results was to raise the prediction threshold up higher. <text:s/>When I moved the threshold to .6, the model correctly identified 2 out of five as iris-versicolor. <text:s/>Moving the threshold to .7, the </text:span><text:soft-page-break/><text:span text:style-name="T1">model predicted 4 out of five as iris-versicolor, but now it misidentified 1 iris-virginica as iris-versicolor. <text:s/></text:span></text:p>
      <text:p text:style-name="P2"/>
      <text:p text:style-name="P2"><text:tab/><text:tab/><text:span text:style-name="T4">Logistic Regression Initial Output Sample</text:span></text:p>
      <text:p text:style-name="P2"/>
      <text:p text:style-name="P2"><text:tab/><text:span text:style-name="T2">After class on Monday I decided to try out the 'vglm' library to do the logistic regression, and it worked well, though the results were still imperfect. <text:s/>It was easier to implement and faster to use. <text:s/>It is the preferred method in the future. <text:s/></text:span></text:p>
      <text:p text:style-name="Standard"/>
      <text:p text:style-name="P1"><text:tab/><text:span text:style-name="T5">Logistic Regression Output Sample from VGLM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Sample Output from <text:span text:style-name="T6">Linear Discriminant Analysis</text:span></text:p>
      <text:p text:style-name="P1"/>
      <text:p text:style-name="P1"/>
      <text:p text:style-name="P4">Sample Output from Quadratic Discriminant Analysis</text:p>
      <text:p text:style-name="P4"/>
      <text:p text:style-name="P4"/>
      <text:p text:style-name="P1"/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Carlson</meta:initial-creator>
    <meta:editing-cycles>6</meta:editing-cycles>
    <meta:creation-date>2015-06-08T22:04:00</meta:creation-date>
    <dc:date>2015-06-10T19:39:17.892420863</dc:date>
    <meta:editing-duration>PT11M57S</meta:editing-duration>
    <meta:generator>LibreOffice/4.2.8.2$Linux_x86 LibreOffice_project/420m0$Build-2</meta:generator>
    <meta:document-statistic meta:table-count="0" meta:image-count="0" meta:object-count="0" meta:page-count="3" meta:paragraph-count="14" meta:word-count="469" meta:character-count="2964" meta:non-whitespace-character-count="24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